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0354in"/>
    </style:style>
    <style:style style:name="TableColumn3" style:family="table-column">
      <style:table-column-properties style:column-width="0.0354in"/>
    </style:style>
    <style:style style:name="Table1" style:family="table" style:master-page-name="MP0">
      <style:table-properties style:width="0.0708in" fo:margin-left="0in" table:align="left"/>
    </style:style>
    <style:style style:name="TableRow4" style:family="table-row">
      <style:table-row-properties/>
    </style:style>
    <style:style style:name="TableCell5" style:family="table-cell">
      <style:table-cell-properties fo:border="none" style:writing-mode="lr-tb" style:vertical-align="middle" fo:padding-top="0in" fo:padding-left="0in" fo:padding-bottom="0in" fo:padding-right="0in"/>
    </style:style>
    <style:style style:name="P6" style:parent-style-name="Normal" style:family="paragraph">
      <style:paragraph-properties fo:break-before="page"/>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7" style:family="table-cell">
      <style:table-cell-properties fo:border="none" style:writing-mode="lr-tb" style:vertical-align="middle" fo:padding-top="0in" fo:padding-left="0in" fo:padding-bottom="0in" fo:padding-right="0in"/>
    </style:style>
    <style:style style:name="P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 style:family="table-row">
      <style:table-row-properties/>
    </style:style>
    <style:style style:name="TableCell10" style:family="table-cell">
      <style:table-cell-properties fo:border="none" style:writing-mode="lr-tb" style:vertical-align="middle" fo:padding-top="0in" fo:padding-left="0in" fo:padding-bottom="0in" fo:padding-right="0in"/>
    </style:style>
    <style:style style:name="P1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 style:family="table-row">
      <style:table-row-properties/>
    </style:style>
    <style:style style:name="TableCell14" style:family="table-cell">
      <style:table-cell-properties fo:border="none" style:writing-mode="lr-tb" style:vertical-align="middle" fo:padding-top="0in" fo:padding-left="0in" fo:padding-bottom="0in" fo:padding-right="0in"/>
    </style:style>
    <style:style style:name="P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6" style:family="table-cell">
      <style:table-cell-properties fo:border="none" style:writing-mode="lr-tb" style:vertical-align="middle" fo:padding-top="0in" fo:padding-left="0in" fo:padding-bottom="0in" fo:padding-right="0in"/>
    </style:style>
    <style:style style:name="P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style:vertical-align="auto"/>
      <style:text-properties style:font-name="Times New Roman" style:font-name-asian="Times New Roman" style:font-name-complex="Times New Roman" text:display="none" style:letter-kerning="false" style:language-asian="en" style:country-asian="US" style:language-complex="ar" style:country-complex="SA" fo:hyphenate="true"/>
    </style:style>
    <style:style style:name="TableColumn20" style:family="table-column">
      <style:table-column-properties style:column-width="5.4298in"/>
    </style:style>
    <style:style style:name="Table19" style:family="table">
      <style:table-properties style:width="5.4298in" fo:margin-left="0in" table:align="left"/>
    </style:style>
    <style:style style:name="TableRow21" style:family="table-row">
      <style:table-row-properties/>
    </style:style>
    <style:style style:name="TableCell22" style:family="table-cell">
      <style:table-cell-properties fo:border="none" style:writing-mode="lr-tb" style:vertical-align="middle" fo:padding-top="0in" fo:padding-left="0in" fo:padding-bottom="0in" fo:padding-right="0in"/>
    </style:style>
    <style:style style:name="P2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24" style:parent-style-name="Normal" style:family="paragraph">
      <style:paragraph-properties style:vertical-align="auto" fo:margin-top="0.0694in" fo:margin-bottom="0.0694in"/>
      <style:text-properties fo:hyphenate="true"/>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2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28" style:parent-style-name="Normal" style:family="paragraph">
      <style:paragraph-properties style:vertical-align="auto" fo:margin-top="0.0694in" fo:margin-bottom="0.0694in"/>
      <style:text-properties fo:hyphenate="true"/>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3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3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32" style:parent-style-name="Normal" style:family="paragraph">
      <style:paragraph-properties style:vertical-align="auto" fo:margin-top="0.0694in" fo:margin-bottom="0.0694in"/>
      <style:text-properties fo:hyphenate="true"/>
    </style:style>
    <style:style style:name="T3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3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3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3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3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3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39"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4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4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4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4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4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4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4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4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4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4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5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5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6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6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7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7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7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8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9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5"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9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9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9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9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0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0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0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1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2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2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3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5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5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5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6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6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6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6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6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6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6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7" table:number-rows-spanned="2">
            <text:p text:style-name="P8"/>
          </table:table-cell>
        </table:table-row>
        <table:table-row table:style-name="TableRow9">
          <table:table-cell table:style-name="TableCell10">
            <text:p text:style-name="P11"/>
          </table:table-cell>
          <table:covered-table-cell>
            <text:p text:style-name="P12"/>
          </table:covered-table-cell>
        </table:table-row>
        <table:table-row table:style-name="TableRow13">
          <table:table-cell table:style-name="TableCell14">
            <text:p text:style-name="P15"/>
          </table:table-cell>
          <table:table-cell table:style-name="TableCell16">
            <text:p text:style-name="P17"/>
          </table:table-cell>
        </table:table-row>
      </table:table>
      <text:p text:style-name="P18"><text:line-break/></text:p>
      <table:table table:style-name="Table19">
        <table:table-columns>
          <table:table-column table:style-name="TableColumn20"/>
        </table:table-columns>
        <table:table-row table:style-name="TableRow21">
          <table:table-cell table:style-name="TableCell22">
            <text:p text:style-name="P23"/>
            <text:p text:style-name="P24"><text:span text:style-name="T25">Business Question:<text:s/></text:span><text:span text:style-name="T26">What are the 25 most rented movies in the Database?</text:span></text:p>
            <text:p text:style-name="P27"/>
            <text:p text:style-name="P28"><text:span text:style-name="T29">Purpose:<text:s/></text:span><text:span text:style-name="T30">For the inventory and procurement team to identify which movies they should acquire more of to ensure they have adequate supply for the demand. Additionally, the marketing team can use this data for monthly newsletters, targeted communications, and promotional effort purposes.</text:span></text:p>
            <text:p text:style-name="P31"/>
            <text:p text:style-name="P32"><text:span text:style-name="T33">F1:</text:span><text:span text:style-name="T34"><text:s/></text:span><text:span text:style-name="T35">Run the stored procedure once per month</text:span><text:span text:style-name="T36"><text:s/>on the<text:s/></text:span><text:span text:style-name="T37">last day of the month</text:span><text:span text:style-name="T38">.<text:s/></text:span><text:span text:style-name="T39">To automate the procedure we will use PgAgent as our job scheduling tool</text:span><text:span text:style-name="T40">.</text:span></text:p>
            <text:p text:style-name="P41"/>
            <text:p text:style-name="P42"/>
            <text:p text:style-name="P43"/>
            <text:p text:style-name="P44"/>
            <text:p text:style-name="P45">--Create Detailed Table --</text:p>
            <text:p text:style-name="P46">DROP TABLE IF EXISTS Movie_data;</text:p>
            <text:p text:style-name="P47">CREATE TABLE Movie_data (</text:p>
            <text:p text:style-name="P48">               film_id integer,</text:p>
            <text:p text:style-name="P49">               title varchar (90),</text:p>
            <text:p text:style-name="P50">               inventory_id integer,</text:p>
            <text:p text:style-name="P51">               rental_id integer,</text:p>
            <text:p text:style-name="P52">               rental_date<text:s/><text:bookmark-start text:name="_Hlk123547262"/>timestamp without time zone<text:bookmark-end text:name="_Hlk123547262"/>,</text:p>
            <text:p text:style-name="P53">               store_id integer);</text:p>
            <text:p text:style-name="P54"> </text:p>
            <text:p text:style-name="P55">-- View Detailed Table --</text:p>
            <text:p text:style-name="P56"> </text:p>
            <text:p text:style-name="P57">SELECT * FROM Movie_data;</text:p>
            <text:p text:style-name="P58"> </text:p>
            <text:p text:style-name="P59">– Create Summary Table –</text:p>
            <text:p text:style-name="P60"> </text:p>
            <text:p text:style-name="P61">DROP TABLE IF EXISTS Rental_Summary;</text:p>
            <text:p text:style-name="P62">CREATE TABLE Rental_Summary</text:p>
            <text:p text:style-name="P63">(             <text:s/></text:p>
            <text:p text:style-name="P64">               film_id integer,</text:p>
            <text:p text:style-name="P65">               title varchar(90),</text:p>
            <text:p text:style-name="P66">               total_rentals numeric(5,0)</text:p>
            <text:soft-page-break/>
            <text:p text:style-name="P67">);</text:p>
            <text:p text:style-name="P68"> </text:p>
            <text:p text:style-name="P69">--View Summary Table--</text:p>
            <text:p text:style-name="P70"> </text:p>
            <text:p text:style-name="P71">SELECT * FROM Rental_Summary;</text:p>
            <text:p text:style-name="P72"> </text:p>
            <text:p text:style-name="P73">--Extract Raw Data from DB into Detailed Table—</text:p>
            <text:p text:style-name="P74"> </text:p>
            <text:p text:style-name="P75">INSERT INTO Movie_data (</text:p>
            <text:p text:style-name="P76">               film_id,</text:p>
            <text:p text:style-name="P77">               inventory_id,</text:p>
            <text:p text:style-name="P78">               store_id,</text:p>
            <text:p text:style-name="P79">               title,</text:p>
            <text:p text:style-name="P80">               rental_id,</text:p>
            <text:p text:style-name="P81">               rental_date)</text:p>
            <text:p text:style-name="P82">SELECT</text:p>
            <text:p text:style-name="P83">               i.film_id, i.inventory_id, i.store_id,</text:p>
            <text:p text:style-name="P84">               f.title,</text:p>
            <text:p text:style-name="P85">               r.rental_id, r.rental_date</text:p>
            <text:p text:style-name="P86">              <text:s/></text:p>
            <text:p text:style-name="P87">FROM inventory AS i</text:p>
            <text:p text:style-name="P88">INNER JOIN film AS f ON f.film_id = i.film_id</text:p>
            <text:p text:style-name="P89">INNER JOIN rental AS r ON r.inventory_id = i.inventory_id;</text:p>
            <text:p text:style-name="P90"> </text:p>
            <text:p text:style-name="P91">--View Contents of Movie_data table--</text:p>
            <text:p text:style-name="P92"> </text:p>
            <text:p text:style-name="P93">SELECT * FROM movie_data;</text:p>
            <text:p text:style-name="P94"> </text:p>
            <text:p text:style-name="P95">-- Verification of Accuracy –</text:p>
            <text:p text:style-name="P96"/>
            <text:p text:style-name="P97">SELECT COUNT(rental_id) FROM rental;</text:p>
            <text:p text:style-name="P98">-- equals 16044</text:p>
            <text:p text:style-name="P99"/>
            <text:p text:style-name="P100">SELECT COUNT(rental_id) FROM Movie_data;</text:p>
            <text:p text:style-name="P101">-- equals 16044</text:p>
            <text:p text:style-name="P102"> </text:p>
            <text:soft-page-break/>
            <text:p text:style-name="P103">– Create Function--</text:p>
            <text:p text:style-name="P104"> </text:p>
            <text:p text:style-name="P105">CREATE OR REPLACE FUNCTION Summary_Rental_Total()</text:p>
            <text:p text:style-name="P106">RETURNS TRIGGER AS $$</text:p>
            <text:p text:style-name="P107">BEGIN</text:p>
            <text:p text:style-name="P108">DELETE FROM Rental_Summary;</text:p>
            <text:p text:style-name="P109">INSERT INTO Rental_Summary (</text:p>
            <text:p text:style-name="P110">               SELECT</text:p>
            <text:p text:style-name="P111">                              film_id,</text:p>
            <text:p text:style-name="P112">                              title,</text:p>
            <text:p text:style-name="P113">                              COUNT(rental_id) AS total_rentals</text:p>
            <text:p text:style-name="P114">               FROM Movie_Data</text:p>
            <text:p text:style-name="P115">               GROUP BY film_id, title</text:p>
            <text:p text:style-name="P116">               ORDER BY total_rentals DESC</text:p>
            <text:p text:style-name="P117">               LIMIT 25);</text:p>
            <text:p text:style-name="P118">RETURN NEW;</text:p>
            <text:p text:style-name="P119">END; $$ LANGUAGE PLPGSQL;</text:p>
            <text:p text:style-name="P120"> </text:p>
            <text:p text:style-name="P121">--Create Trigger –</text:p>
            <text:p text:style-name="P122"> </text:p>
            <text:p text:style-name="P123">CREATE TRIGGER Summary_Refresh</text:p>
            <text:p text:style-name="P124">AFTER INSERT ON Movie_Data</text:p>
            <text:p text:style-name="P125">FOR EACH STATEMENT</text:p>
            <text:p text:style-name="P126">EXECUTE PROCEDURE Summary_Rental_Total();</text:p>
            <text:p text:style-name="P127"> </text:p>
            <text:p text:style-name="P128">– Create Stored Procedure --</text:p>
            <text:p text:style-name="P129"/>
            <text:p text:style-name="P130">CREATE OR REPLACE PROCEDURE Refresh_Reports()</text:p>
            <text:p text:style-name="P131">LANGUAGE PLPGSQL</text:p>
            <text:p text:style-name="P132">AS $$</text:p>
            <text:p text:style-name="P133">BEGIN</text:p>
            <text:p text:style-name="P134">DELETE FROM Movie_Data;</text:p>
            <text:p text:style-name="P135">INSERT INTO Movie_data (</text:p>
            <text:p text:style-name="P136">               film_id,</text:p>
            <text:p text:style-name="P137">               inventory_id,</text:p>
            <text:p text:style-name="P138">               store_id,</text:p>
            <text:soft-page-break/>
            <text:p text:style-name="P139">               title,</text:p>
            <text:p text:style-name="P140">               rental_id,</text:p>
            <text:p text:style-name="P141">               rental_date)</text:p>
            <text:p text:style-name="P142">SELECT</text:p>
            <text:p text:style-name="P143">               i.film_id, i.inventory_id, i.store_id,</text:p>
            <text:p text:style-name="P144">               f.title,</text:p>
            <text:p text:style-name="P145">               r.rental_id, rental_date</text:p>
            <text:p text:style-name="P146">              <text:s/></text:p>
            <text:p text:style-name="P147">FROM inventory AS i</text:p>
            <text:p text:style-name="P148">INNER JOIN film AS f ON f.film_id = i.film_id</text:p>
            <text:p text:style-name="P149">INNER JOIN rental AS r ON r.inventory_id = i.inventory_id;</text:p>
            <text:p text:style-name="P150">END;  $$;</text:p>
            <text:p text:style-name="P151"> </text:p>
            <text:p text:style-name="P152">-- Call Stored Procedure –</text:p>
            <text:p text:style-name="P153"> </text:p>
            <text:p text:style-name="P154">CALL Refresh_Reports();</text:p>
            <text:p text:style-name="P155"> </text:p>
            <text:p text:style-name="P156">--View Results--</text:p>
            <text:p text:style-name="P157">DELETE FROM Movie_Data;</text:p>
            <text:p text:style-name="P158">DELETE FROM Rental_Summary;</text:p>
            <text:p text:style-name="P159"/>
            <text:p text:style-name="P160">SELECT * FROM Movie_Data;</text:p>
            <text:p text:style-name="P161">SELECT * FROM Rental_Summary;</text:p>
            <text:p text:style-name="P162"> </text:p>
            <text:p text:style-name="P163">CALL Refresh_Reports();</text:p>
            <text:p text:style-name="P164"/>
            <text:p text:style-name="P165">SELECT * FROM Movie_Data;</text:p>
            <text:p text:style-name="P166">SELECT * FROM Rental_Summary;</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style:style>
    <style:style style:name="qu" style:display-name="qu" style:family="text" style:parent-style-name="DefaultParagraphFont"/>
    <style:style style:name="gd" style:display-name="gd" style:family="text" style:parent-style-name="DefaultParagraphFont"/>
    <style:style style:name="g3" style:display-name="g3" style:family="text" style:parent-style-name="DefaultParagraphFont"/>
    <style:style style:name="hb" style:display-name="hb" style:family="text" style:parent-style-name="DefaultParagraphFont"/>
    <style:style style:name="g2" style:display-name="g2"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dam</meta:initial-creator>
    <dc:creator>Adam Scott</dc:creator>
    <meta:creation-date>2022-12-29T22:47:00Z</meta:creation-date>
    <dc:date>2023-01-03T22:06:00Z</dc:date>
    <meta:template xlink:href="Normal.dotm" xlink:type="simple"/>
    <meta:editing-cycles>4</meta:editing-cycles>
    <meta:editing-duration>PT4080S</meta:editing-duration>
    <meta:document-statistic meta:page-count="4" meta:paragraph-count="6" meta:word-count="504" meta:character-count="3371" meta:row-count="23" meta:non-whitespace-character-count="2873"/>
  </office:meta>
</office:document-meta>
</file>